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2"/>
    <style:style style:name="ce3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ce3"/>
        <table:table-row table:style-name="ro1">
          <table:table-cell office:value-type="string" calcext:value-type="string">
            <table:cell-range-source table:name="CSV_all" xlink:type="simple" xlink:href="../california.csv" table:filter-name="Text - txt - csv (StarCalc)" table:filter-options="9/59/44,34,76,1,,0,false,false,true,false,false" table:last-column-spanned="6" table:last-row-spanned="17" table:refresh-delay="PT00H01M00S"/>
            <text:p>COUNTY</text:p>
          </table:table-cell>
          <table:table-cell office:value-type="string" calcext:value-type="string">
            <text:p>POPULATION_2010</text:p>
          </table:table-cell>
          <table:table-cell office:value-type="string" calcext:value-type="string">
            <text:p>CONFIRMED</text:p>
          </table:table-cell>
          <table:table-cell table:style-name="Default" office:value-type="string" calcext:value-type="string">
            <text:p>DEATHS</text:p>
          </table:table-cell>
          <table:table-cell office:value-type="string" calcext:value-type="string">
            <text:p>ICU BED COUNT</text:p>
          </table:table-cell>
          <table:table-cell office:value-type="string" calcext:value-type="string">
            <text:p>HOSPITALS</text:p>
          </table:table-cell>
          <table:table-cell table:style-name="Default" office:value-type="string" calcext:value-type="string">
            <text:p>ICU PER CAPITA</text:p>
          </table:table-cell>
          <table:table-cell table:style-name="Default" office:value-type="string" calcext:value-type="string">
            <text:p>CONFIRMED PER CAPITA</text:p>
          </table:table-cell>
          <table:table-cell table:style-name="Default" office:value-type="string" calcext:value-type="string">
            <text:p>DEATHS PER CAPITA</text:p>
          </table:table-cell>
          <table:table-cell table:style-name="Default" office:value-type="string" calcext:value-type="string">
            <text:p>CONFIRMED PER ICU</text:p>
          </table:table-cell>
          <table:table-cell table:style-name="Default" office:value-type="string" calcext:value-type="string">
            <text:p>ICU PER HOSPITAL</text:p>
          </table:table-cell>
          <table:table-cell table:style-name="Default" office:value-type="string" calcext:value-type="string">
            <text:p>CONFIRMED PER HOSPITAL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3010232" calcext:value-type="float">
            <text:p>3010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622" calcext:value-type="float">
            <text:p>622</text:p>
          </table:table-cell>
          <table:table-cell office:value-type="float" office:value="44" calcext:value-type="float">
            <text:p>44</text:p>
          </table:table-cell>
          <table:table-cell table:formula="of:=([.E2]/[.B2])" office:value-type="float" office:value="0.000206628592081939" calcext:value-type="float">
            <text:p>.0002066286</text:p>
          </table:table-cell>
          <table:table-cell table:formula="of:=([.C2]/[.B2])" office:value-type="float" office:value="0.000000996600926440221" calcext:value-type="float">
            <text:p>.0000009966</text:p>
          </table:table-cell>
          <table:table-cell table:formula="of:=([.D2]/[.B2])" office:value-type="float" office:value="0" calcext:value-type="float">
            <text:p>.0000000000</text:p>
          </table:table-cell>
          <table:table-cell table:formula="of:=([.C2]/[.E2])" office:value-type="float" office:value="0.00482315112540193" calcext:value-type="float">
            <text:p>.0048231511</text:p>
          </table:table-cell>
          <table:table-cell table:formula="of:=([.E2]/[.F2])" office:value-type="float" office:value="14.1363636363636" calcext:value-type="float">
            <text:p>14.136364</text:p>
          </table:table-cell>
          <table:table-cell table:formula="of:=([.C2]/[.F2])" office:value-type="float" office:value="0.0681818181818182" calcext:value-type="float">
            <text:p>00.068182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9818605" calcext:value-type="float">
            <text:p>98186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192" calcext:value-type="float">
            <text:p>2192</text:p>
          </table:table-cell>
          <table:table-cell office:value-type="float" office:value="90" calcext:value-type="float">
            <text:p>90</text:p>
          </table:table-cell>
          <table:table-cell table:formula="of:=([.E3]/[.B3])" office:value-type="float" office:value="0.000223249636786488" calcext:value-type="float">
            <text:p>.0002232496</text:p>
          </table:table-cell>
          <table:table-cell table:formula="of:=([.C3]/[.B3])" office:value-type="float" office:value="0.000000712932234263421" calcext:value-type="float">
            <text:p>.0000007129</text:p>
          </table:table-cell>
          <table:table-cell table:formula="of:=([.D3]/[.B3])" office:value-type="float" office:value="0" calcext:value-type="float">
            <text:p>.0000000000</text:p>
          </table:table-cell>
          <table:table-cell table:formula="of:=([.C3]/[.E3])" office:value-type="float" office:value="0.00319343065693431" calcext:value-type="float">
            <text:p>.0031934307</text:p>
          </table:table-cell>
          <table:table-cell table:formula="of:=([.E3]/[.F3])" office:value-type="float" office:value="24.3555555555556" calcext:value-type="float">
            <text:p>24.355556</text:p>
          </table:table-cell>
          <table:table-cell table:formula="of:=([.C3]/[.F3])" office:value-type="float" office:value="0.0777777777777778" calcext:value-type="float">
            <text:p>00.077778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1781642" calcext:value-type="float">
            <text:p>1781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  <table:table-cell table:formula="of:=([.E4]/[.B4])" office:value-type="float" office:value="0.000245840634650508" calcext:value-type="float">
            <text:p>.0002458406</text:p>
          </table:table-cell>
          <table:table-cell table:formula="of:=([.C4]/[.B4])" office:value-type="float" office:value="0.00000785791982901166" calcext:value-type="float">
            <text:p>.0000078579</text:p>
          </table:table-cell>
          <table:table-cell table:formula="of:=([.D4]/[.B4])" office:value-type="float" office:value="0" calcext:value-type="float">
            <text:p>.0000000000</text:p>
          </table:table-cell>
          <table:table-cell table:formula="of:=([.C4]/[.E4])" office:value-type="float" office:value="0.0319634703196347" calcext:value-type="float">
            <text:p>.0319634703</text:p>
          </table:table-cell>
          <table:table-cell table:formula="of:=([.E4]/[.F4])" office:value-type="float" office:value="36.5" calcext:value-type="float">
            <text:p>36.500000</text:p>
          </table:table-cell>
          <table:table-cell table:formula="of:=([.C4]/[.F4])" office:value-type="float" office:value="1.16666666666667" calcext:value-type="float">
            <text:p>01.166667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805235" calcext:value-type="float">
            <text:p>805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table:formula="of:=([.E5]/[.B5])" office:value-type="float" office:value="0.000414785745776078" calcext:value-type="float">
            <text:p>.0004147857</text:p>
          </table:table-cell>
          <table:table-cell table:formula="of:=([.C5]/[.B5])" office:value-type="float" office:value="0.00000372562047104261" calcext:value-type="float">
            <text:p>.0000037256</text:p>
          </table:table-cell>
          <table:table-cell table:formula="of:=([.D5]/[.B5])" office:value-type="float" office:value="0" calcext:value-type="float">
            <text:p>.0000000000</text:p>
          </table:table-cell>
          <table:table-cell table:formula="of:=([.C5]/[.E5])" office:value-type="float" office:value="0.00898203592814371" calcext:value-type="float">
            <text:p>.0089820359</text:p>
          </table:table-cell>
          <table:table-cell table:formula="of:=([.E5]/[.F5])" office:value-type="float" office:value="27.8333333333333" calcext:value-type="float">
            <text:p>27.833333</text:p>
          </table:table-cell>
          <table:table-cell table:formula="of:=([.C5]/[.F5])" office:value-type="float" office:value="0.25" calcext:value-type="float">
            <text:p>00.250000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3095313" calcext:value-type="float">
            <text:p>3095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598" calcext:value-type="float">
            <text:p>598</text:p>
          </table:table-cell>
          <table:table-cell office:value-type="float" office:value="21" calcext:value-type="float">
            <text:p>21</text:p>
          </table:table-cell>
          <table:table-cell table:formula="of:=([.E6]/[.B6])" office:value-type="float" office:value="0.000193195324673143" calcext:value-type="float">
            <text:p>.0001931953</text:p>
          </table:table-cell>
          <table:table-cell table:formula="of:=([.C6]/[.B6])" office:value-type="float" office:value="0.000000323069104804587" calcext:value-type="float">
            <text:p>.0000003231</text:p>
          </table:table-cell>
          <table:table-cell table:formula="of:=([.D6]/[.B6])" office:value-type="float" office:value="0" calcext:value-type="float">
            <text:p>.0000000000</text:p>
          </table:table-cell>
          <table:table-cell table:formula="of:=([.C6]/[.E6])" office:value-type="float" office:value="0.00167224080267559" calcext:value-type="float">
            <text:p>.0016722408</text:p>
          </table:table-cell>
          <table:table-cell table:formula="of:=([.E6]/[.F6])" office:value-type="float" office:value="28.4761904761905" calcext:value-type="float">
            <text:p>28.476190</text:p>
          </table:table-cell>
          <table:table-cell table:formula="of:=([.C6]/[.F6])" office:value-type="float" office:value="0.0476190476190476" calcext:value-type="float">
            <text:p>00.047619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252409" calcext:value-type="float">
            <text:p>252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([.E7]/[.B7])" office:value-type="float" office:value="0.000118854715957038" calcext:value-type="float">
            <text:p>.0001188547</text:p>
          </table:table-cell>
          <table:table-cell table:formula="of:=([.C7]/[.B7])" office:value-type="float" office:value="0.0000039618238652346" calcext:value-type="float">
            <text:p>.0000039618</text:p>
          </table:table-cell>
          <table:table-cell table:formula="of:=([.D7]/[.B7])" office:value-type="float" office:value="0" calcext:value-type="float">
            <text:p>.0000000000</text:p>
          </table:table-cell>
          <table:table-cell table:formula="of:=([.C7]/[.E7])" office:value-type="float" office:value="0.0333333333333333" calcext:value-type="float">
            <text:p>.0333333333</text:p>
          </table:table-cell>
          <table:table-cell table:formula="of:=([.E7]/[.F7])" office:value-type="float" office:value="10" calcext:value-type="float">
            <text:p>10.000000</text:p>
          </table:table-cell>
          <table:table-cell table:formula="of:=([.C7]/[.F7])" office:value-type="float" office:value="0.333333333333333" calcext:value-type="float">
            <text:p>00.333333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483878" calcext:value-type="float">
            <text:p>483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([.E8]/[.B8])" office:value-type="float" office:value="0.000148797837471429" calcext:value-type="float">
            <text:p>.0001487978</text:p>
          </table:table-cell>
          <table:table-cell table:formula="of:=([.C8]/[.B8])" office:value-type="float" office:value="0.00000413327326309524" calcext:value-type="float">
            <text:p>.0000041333</text:p>
          </table:table-cell>
          <table:table-cell table:formula="of:=([.D8]/[.B8])" office:value-type="float" office:value="0" calcext:value-type="float">
            <text:p>.0000000000</text:p>
          </table:table-cell>
          <table:table-cell table:formula="of:=([.C8]/[.E8])" office:value-type="float" office:value="0.0277777777777778" calcext:value-type="float">
            <text:p>.0277777778</text:p>
          </table:table-cell>
          <table:table-cell table:formula="of:=([.E8]/[.F8])" office:value-type="float" office:value="8" calcext:value-type="float">
            <text:p>08.000000</text:p>
          </table:table-cell>
          <table:table-cell table:formula="of:=([.C8]/[.F8])" office:value-type="float" office:value="0.222222222222222" calcext:value-type="float">
            <text:p>00.222222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413344" calcext:value-type="float">
            <text:p>413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([.E9]/[.B9])" office:value-type="float" office:value="0.000198381977239297" calcext:value-type="float">
            <text:p>.0001983820</text:p>
          </table:table-cell>
          <table:table-cell table:formula="of:=([.C9]/[.B9])" office:value-type="float" office:value="0.0000314508012696447" calcext:value-type="float">
            <text:p>.0000314508</text:p>
          </table:table-cell>
          <table:table-cell table:formula="of:=([.D9]/[.B9])" office:value-type="float" office:value="0" calcext:value-type="float">
            <text:p>.0000000000</text:p>
          </table:table-cell>
          <table:table-cell table:formula="of:=([.C9]/[.E9])" office:value-type="float" office:value="0.158536585365854" calcext:value-type="float">
            <text:p>.1585365854</text:p>
          </table:table-cell>
          <table:table-cell table:formula="of:=([.E9]/[.F9])" office:value-type="float" office:value="13.6666666666667" calcext:value-type="float">
            <text:p>13.666667</text:p>
          </table:table-cell>
          <table:table-cell table:formula="of:=([.C9]/[.F9])" office:value-type="float" office:value="2.16666666666667" calcext:value-type="float">
            <text:p>02.166667</text:p>
          </table:table-cell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136484" calcext:value-type="float">
            <text:p>136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([.E10]/[.B10])" office:value-type="float" office:value="0.000351689575334838" calcext:value-type="float">
            <text:p>.0003516896</text:p>
          </table:table-cell>
          <table:table-cell table:formula="of:=([.C10]/[.B10])" office:value-type="float" office:value="0.00000732686615280912" calcext:value-type="float">
            <text:p>.0000073269</text:p>
          </table:table-cell>
          <table:table-cell table:formula="of:=([.D10]/[.B10])" office:value-type="float" office:value="0" calcext:value-type="float">
            <text:p>.0000000000</text:p>
          </table:table-cell>
          <table:table-cell table:formula="of:=([.C10]/[.E10])" office:value-type="float" office:value="0.0208333333333333" calcext:value-type="float">
            <text:p>.0208333333</text:p>
          </table:table-cell>
          <table:table-cell table:formula="of:=([.E10]/[.F10])" office:value-type="float" office:value="16" calcext:value-type="float">
            <text:p>16.000000</text:p>
          </table:table-cell>
          <table:table-cell table:formula="of:=([.C10]/[.F10])" office:value-type="float" office:value="0.333333333333333" calcext:value-type="float">
            <text:p>00.333333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134623" calcext:value-type="float">
            <text:p>134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([.E11]/[.B11])" office:value-type="float" office:value="0.000193131931393595" calcext:value-type="float">
            <text:p>.0001931319</text:p>
          </table:table-cell>
          <table:table-cell table:formula="of:=([.C11]/[.B11])" office:value-type="float" office:value="0.00000742815120744598" calcext:value-type="float">
            <text:p>.0000074282</text:p>
          </table:table-cell>
          <table:table-cell table:formula="of:=([.D11]/[.B11])" office:value-type="float" office:value="0" calcext:value-type="float">
            <text:p>.0000000000</text:p>
          </table:table-cell>
          <table:table-cell table:formula="of:=([.C11]/[.E11])" office:value-type="float" office:value="0.0384615384615385" calcext:value-type="float">
            <text:p>.0384615385</text:p>
          </table:table-cell>
          <table:table-cell table:formula="of:=([.E11]/[.F11])" office:value-type="float" office:value="3.71428571428571" calcext:value-type="float">
            <text:p>03.714286</text:p>
          </table:table-cell>
          <table:table-cell table:formula="of:=([.C11]/[.F11])" office:value-type="float" office:value="0.142857142857143" calcext:value-type="float">
            <text:p>00.142857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1418788" calcext:value-type="float">
            <text:p>1418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table:formula="of:=([.E12]/[.B12])" office:value-type="float" office:value="0.000265014928234521" calcext:value-type="float">
            <text:p>.0002650149</text:p>
          </table:table-cell>
          <table:table-cell table:formula="of:=([.C12]/[.B12])" office:value-type="float" office:value="0.00000140965387358788" calcext:value-type="float">
            <text:p>.0000014097</text:p>
          </table:table-cell>
          <table:table-cell table:formula="of:=([.D12]/[.B12])" office:value-type="float" office:value="0" calcext:value-type="float">
            <text:p>.0000000000</text:p>
          </table:table-cell>
          <table:table-cell table:formula="of:=([.C12]/[.E12])" office:value-type="float" office:value="0.00531914893617021" calcext:value-type="float">
            <text:p>.0053191489</text:p>
          </table:table-cell>
          <table:table-cell table:formula="of:=([.E12]/[.F12])" office:value-type="float" office:value="31.3333333333333" calcext:value-type="float">
            <text:p>31.333333</text:p>
          </table:table-cell>
          <table:table-cell table:formula="of:=([.C12]/[.F12])" office:value-type="float" office:value="0.166666666666667" calcext:value-type="float">
            <text:p>00.166667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float" office:value="1510271" calcext:value-type="float">
            <text:p>1510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table:formula="of:=([.E13]/[.B13])" office:value-type="float" office:value="0.0001926806513533" calcext:value-type="float">
            <text:p>.0001926807</text:p>
          </table:table-cell>
          <table:table-cell table:formula="of:=([.C13]/[.B13])" office:value-type="float" office:value="0.00000132426564503986" calcext:value-type="float">
            <text:p>.0000013243</text:p>
          </table:table-cell>
          <table:table-cell table:formula="of:=([.D13]/[.B13])" office:value-type="float" office:value="0" calcext:value-type="float">
            <text:p>.0000000000</text:p>
          </table:table-cell>
          <table:table-cell table:formula="of:=([.C13]/[.E13])" office:value-type="float" office:value="0.00687285223367698" calcext:value-type="float">
            <text:p>.0068728522</text:p>
          </table:table-cell>
          <table:table-cell table:formula="of:=([.E13]/[.F13])" office:value-type="float" office:value="18.1875" calcext:value-type="float">
            <text:p>18.187500</text:p>
          </table:table-cell>
          <table:table-cell table:formula="of:=([.C13]/[.F13])" office:value-type="float" office:value="0.125" calcext:value-type="float">
            <text:p>00.125000</text:p>
          </table:table-cell>
        </table:table-row>
        <table:table-row table:style-name="ro1">
          <table:table-cell office:value-type="string" calcext:value-type="string">
            <text:p>WALLA WALLA</text:p>
          </table:table-cell>
          <table:table-cell office:value-type="float" office:value="58781" calcext:value-type="float">
            <text:p>58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([.E14]/[.B14])" office:value-type="float" office:value="0.0013609839914258" calcext:value-type="float">
            <text:p>.0013609840</text:p>
          </table:table-cell>
          <table:table-cell table:formula="of:=([.C14]/[.B14])" office:value-type="float" office:value="0.0000170122998928225" calcext:value-type="float">
            <text:p>.0000170123</text:p>
          </table:table-cell>
          <table:table-cell table:formula="of:=([.D14]/[.B14])" office:value-type="float" office:value="0" calcext:value-type="float">
            <text:p>.0000000000</text:p>
          </table:table-cell>
          <table:table-cell table:formula="of:=([.C14]/[.E14])" office:value-type="float" office:value="0.0125" calcext:value-type="float">
            <text:p>.0125000000</text:p>
          </table:table-cell>
          <table:table-cell table:formula="of:=([.E14]/[.F14])" office:value-type="float" office:value="80" calcext:value-type="float">
            <text:p>80.000000</text:p>
          </table:table-cell>
          <table:table-cell table:formula="of:=([.C14]/[.F14]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348432" calcext:value-type="float">
            <text:p>348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([.E15]/[.B15])" office:value-type="float" office:value="0.000166460026633604" calcext:value-type="float">
            <text:p>.0001664600</text:p>
          </table:table-cell>
          <table:table-cell table:formula="of:=([.C15]/[.B15])" office:value-type="float" office:value="0.00000574000091840015" calcext:value-type="float">
            <text:p>.0000057400</text:p>
          </table:table-cell>
          <table:table-cell table:formula="of:=([.D15]/[.B15])" office:value-type="float" office:value="0.00000287000045920007" calcext:value-type="float">
            <text:p>.0000028700</text:p>
          </table:table-cell>
          <table:table-cell table:formula="of:=([.C15]/[.E15])" office:value-type="float" office:value="0.0344827586206897" calcext:value-type="float">
            <text:p>.0344827586</text:p>
          </table:table-cell>
          <table:table-cell table:formula="of:=([.E15]/[.F15])" office:value-type="float" office:value="19.3333333333333" calcext:value-type="float">
            <text:p>19.333333</text:p>
          </table:table-cell>
          <table:table-cell table:formula="of:=([.C15]/[.F15])" office:value-type="float" office:value="0.666666666666667" calcext:value-type="float">
            <text:p>00.666667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718451" calcext:value-type="float">
            <text:p>7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([.E16]/[.B16])" office:value-type="float" office:value="0.000133620803645621" calcext:value-type="float">
            <text:p>.0001336208</text:p>
          </table:table-cell>
          <table:table-cell table:formula="of:=([.C16]/[.B16])" office:value-type="float" office:value="0.00000139188337130855" calcext:value-type="float">
            <text:p>.0000013919</text:p>
          </table:table-cell>
          <table:table-cell table:formula="of:=([.D16]/[.B16])" office:value-type="float" office:value="0" calcext:value-type="float">
            <text:p>.0000000000</text:p>
          </table:table-cell>
          <table:table-cell table:formula="of:=([.C16]/[.E16])" office:value-type="float" office:value="0.0104166666666667" calcext:value-type="float">
            <text:p>.0104166667</text:p>
          </table:table-cell>
          <table:table-cell table:formula="of:=([.E16]/[.F16])" office:value-type="float" office:value="13.7142857142857" calcext:value-type="float">
            <text:p>13.714286</text:p>
          </table:table-cell>
          <table:table-cell table:formula="of:=([.C16]/[.F16])" office:value-type="float" office:value="0.142857142857143" calcext:value-type="float">
            <text:p>00.142857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1049025" calcext:value-type="float">
            <text:p>1049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formula="of:=([.E17]/[.B17])" office:value-type="float" office:value="0.00016110197564405" calcext:value-type="float">
            <text:p>.0001611020</text:p>
          </table:table-cell>
          <table:table-cell table:formula="of:=([.C17]/[.B17])" office:value-type="float" office:value="0.000000953266128071304" calcext:value-type="float">
            <text:p>.0000009533</text:p>
          </table:table-cell>
          <table:table-cell table:formula="of:=([.D17]/[.B17])" office:value-type="float" office:value="0" calcext:value-type="float">
            <text:p>.0000000000</text:p>
          </table:table-cell>
          <table:table-cell table:formula="of:=([.C17]/[.E17])" office:value-type="float" office:value="0.00591715976331361" calcext:value-type="float">
            <text:p>.0059171598</text:p>
          </table:table-cell>
          <table:table-cell table:formula="of:=([.E17]/[.F17])" office:value-type="float" office:value="21.125" calcext:value-type="float">
            <text:p>21.125000</text:p>
          </table:table-cell>
          <table:table-cell table:formula="of:=([.C17]/[.F17])" office:value-type="float" office:value="0.125" calcext:value-type="float">
            <text:p>00.1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8" loext:min-decimal-places="8" number:min-integer-digits="2"/>
    </number:number-style>
    <number:number-style style:name="N122" number:title="User-defined">
      <number:number number:decimal-places="10" loext:min-decimal-places="10" number:min-integer-digits="0"/>
    </number:number-style>
    <number:number-style style:name="N123">
      <number:number number:decimal-places="6" loext:min-decimal-places="6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5T11:10:30.410633860</meta:creation-date>
    <dc:date>2020-03-05T12:29:14.354221459</dc:date>
    <meta:editing-duration>PT1H18M43S</meta:editing-duration>
    <meta:editing-cycles>3</meta:editing-cycles>
    <meta:generator>LibreOffice/6.4.1.2$MacOSX_X86_64 LibreOffice_project/4d224e95b98b138af42a64d84056446d09082932</meta:generator>
    <meta:document-statistic meta:table-count="1" meta:cell-count="204" meta:object-count="0"/>
  </office:meta>
</office:document-meta>
</file>